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osevka Regular" svg:font-family="'Iosevka Regular'" style:font-pitch="variable"/>
    <style:font-face style:name="Iosevka Regular1" svg:font-family="'Iosevka Regular'" style:font-adornments="Regular" style:font-pitch="variable"/>
    <style:font-face style:name="Iosevka Term" svg:font-family="'Iosevka Term'" style:font-pitch="variable"/>
    <style:font-face style:name="Iosevka Term1" svg:font-family="'Iosevka Term'"/>
    <style:font-face style:name="Iosevka Term2" svg:font-family="'Iosevka Term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b2b2b2" draw:fill="none" draw:fill-color="#ffffff" draw:auto-grow-height="true" draw:auto-grow-width="false" fo:max-height="0cm" fo:min-height="11.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97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9.133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line-height="100%"/>
    </style:style>
    <style:style style:name="P5" style:family="paragraph">
      <loext:graphic-properties draw:fill="none" draw:fill-color="#ffffff"/>
      <style:paragraph-properties fo:line-height="100%" style:writing-mode="lr-tb"/>
    </style:style>
    <style:style style:name="P6" style:family="paragraph">
      <style:paragraph-properties fo:margin-left="0cm" fo:margin-right="0cm" fo:margin-top="0.311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 style:writing-mode="lr-tb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Iosevka Regular1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Курс “Научный Питон”</text:p>
          </draw:text-box>
        </draw:frame>
        <draw:frame presentation:style-name="pr2" draw:text-style-name="P2" draw:layer="layout" svg:width="25.191cm" svg:height="13.978cm" svg:x="1.399cm" svg:y="0.627cm" presentation:class="subtitle" presentation:user-transformed="true">
          <draw:text-box>
            <text:p>Лекция 11</text:p>
            <text:p>Документирование, тестирование,</text:p>
            <text:p>профилирование</text:p>
            <text:p>и версионирование кода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1cm" svg:height="12.19cm" svg:x="1.399cm" svg:y="0.627cm">
          <draw:text-box>
            <text:p>Документирова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Что такое документирование?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>Документирование кода (классы, функции, интерфейсы, ...)</text:p>
              </text:list-item>
              <text:list-item>
                <text:p>Детальное описание используемых алгоритмов, подходов</text:p>
              </text:list-item>
              <text:list-item>
                <text:p>Структурное и функциональное описание</text:p>
              </text:list-item>
              <text:list-item>
                <text:p>Выполнение требований стандартов (ГОСТ-19, ГОСТ-34)</text:p>
              </text:list-item>
              <text:list-item>
                <text:p>Понятие программного продукта (ГОСТ 19) – код + сопроводительная документация.</text:p>
                <text:p/>
                <text:p>Далее под документированием понимаем документирование программного кода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Зачем документировать?</text:p>
          </draw:text-box>
        </draw:frame>
        <draw:frame presentation:style-name="pr6" draw:text-style-name="P1" draw:layer="layout" svg:width="25.191cm" svg:height="10.921cm" svg:x="1.399cm" svg:y="3.684cm" presentation:class="outline" presentation:user-transformed="true">
          <draw:text-box>
            <text:list text:style-name="L2">
              <text:list-item>
                <text:p>Доводы за документирование:</text:p>
                <text:list>
                  <text:list-item>
                    <text:p>Для других разработчиков</text:p>
                  </text:list-item>
                  <text:list-item>
                    <text:p>Для себя, чтобы вспомнить через некоторое время</text:p>
                  </text:list-item>
                  <text:list-item>
                    <text:p>Требуется при публикации проекта в интернете (оформление проекта)</text:p>
                  </text:list-item>
                  <text:list-item>
                    <text:p>Для улучшения понимания (детальное описание алгоритмов)</text:p>
                  </text:list-item>
                </text:list>
              </text:list-item>
              <text:list-item>
                <text:p>Доводы против документирования:</text:p>
                <text:list>
                  <text:list-item>
                    <text:p>Простая программа</text:p>
                  </text:list-item>
                  <text:list-item>
                    <text:p>Нет смысла описывать очевидные вещи</text:p>
                  </text:list-item>
                  <text:list-item>
                    <text:p>Захламление кода</text:p>
                  </text:list-item>
                  <text:list-item>
                    <text:p>Кодом больше никто не будет пользоваться</text:p>
                  </text:list-item>
                  <text:list-item>
                    <text:p>Изменение алгоритма требует изменения документаци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Требования к документированию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Простота написания документации</text:p>
              </text:list-item>
              <text:list-item>
                <text:p>Поближе к коду</text:p>
              </text:list-item>
              <text:list-item>
                <text:p>Возможность использовать формулы, картинки, таблицы, ссылки и др</text:p>
              </text:list-item>
              <text:list-item>
                <text:p>Возможность экспортировать в различные форматы (html, pdf и др)</text:p>
              </text:list-item>
              <text:list-item>
                <text:p>Поддержка русского язы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Подходы к документированию в Python</text:p>
          </draw:text-box>
        </draw:frame>
        <draw:frame presentation:style-name="pr6" draw:text-style-name="P1" draw:layer="layout" svg:width="25.191cm" svg:height="10.286cm" svg:x="1.399cm" svg:y="3.684cm" presentation:class="outline" presentation:user-transformed="true">
          <draw:text-box>
            <text:list text:style-name="L2">
              <text:list-item>
                <text:p>Комментарии # (внутрифайловая документация)</text:p>
              </text:list-item>
              <text:list-item>
                <text:p>Функция dir (списки атрибутов)</text:p>
              </text:list-item>
              <text:list-item>
                <text:p>Строки документации __doc__</text:p>
              </text:list-item>
              <text:list-item>
                <text:p>PyDoc: функция help</text:p>
              </text:list-item>
              <text:list-item>
                <text:p>PyDoc: отчеты HTML</text:p>
              </text:list-item>
              <text:list-item>
                <text:p>Публикация документации на сайтах в internet</text:p>
              </text:list-item>
              <text:list-item>
                <text:p>Печатные изда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Общие советы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>Код как документация</text:p>
                <text:list>
                  <text:list-item>
                    <text:p>Правильно выбирайте названия функций и переменных</text:p>
                  </text:list-item>
                  <text:list-item>
                    <text:p>Разбивайте сложные функции на более простые</text:p>
                  </text:list-item>
                  <text:list-item>
                    <text:p>Декомпозируйте функциональность (модули, пакеты)</text:p>
                  </text:list-item>
                </text:list>
              </text:list-item>
              <text:list-item>
                <text:p>Добавляйте лаконичные комментарии, если кода недостаточно</text:p>
              </text:list-item>
              <text:list-item>
                <text:p>Используйте встроенные средства Python для документирования</text:p>
              </text:list-item>
              <text:list-item>
                <text:p>В случае сложных проектов можно использовать внешние инструменты</text:p>
                <text:list>
                  <text:list-item>
                    <text:p>Word</text:p>
                  </text:list-item>
                  <text:list-item>
                    <text:p>Latex</text:p>
                  </text:list-item>
                  <text:list-item>
                    <text:p>DocBoo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Встраивание документации в код</text:p>
          </draw:text-box>
        </draw:frame>
        <draw:frame draw:style-name="gr2" draw:text-style-name="P5" draw:layer="layout" svg:width="26.035cm" svg:height="11.43cm" svg:x="1.27cm" svg:y="3.81cm">
          <draw:text-box>
            <text:p text:style-name="P4">"""</text:p>
            <text:p text:style-name="P4">Документация модуля...</text:p>
            <text:p text:style-name="P4">"""</text:p>
            <text:p text:style-name="P4"/>
            <text:p text:style-name="P4">def <text:span text:style-name="T1">fsingle</text:span>():</text:p>
            <text:p text:style-name="P4"><text:s text:c="4"/>"Однострочная документация функции"</text:p>
            <text:p text:style-name="P4"><text:s text:c="4"/>pass</text:p>
            <text:p text:style-name="P4"/>
            <text:p text:style-name="P4">def <text:span text:style-name="T1">fmultiple</text:span>():</text:p>
            <text:p text:style-name="P4"><text:s text:c="4"/>'''</text:p>
            <text:p text:style-name="P4"><text:s text:c="4"/>Для многострочных комментариев используются тройные кавычки, однострочные</text:p>
            <text:p text:style-name="P4"><text:s text:c="4"/>фрагменты в одинарных или двойных кавычках вполне хороши, но они не</text:p>
            <text:p text:style-name="P4"><text:s text:c="4"/>разрешают записывать многострочный текст.</text:p>
            <text:p text:style-name="P4"><text:s text:c="4"/>'''</text:p>
            <text:p text:style-name="P4"><text:s text:c="4"/>pas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Встраивание документации в код</text:p>
          </draw:text-box>
        </draw:frame>
        <draw:frame draw:style-name="gr3" draw:text-style-name="P5" draw:layer="layout" svg:width="26.035cm" svg:height="11.43cm" svg:x="1.271cm" svg:y="3.81cm">
          <draw:text-box>
            <text:p text:style-name="P4"><text:span text:style-name="T1">class</text:span> A:</text:p>
            <text:p text:style-name="P4"><text:s text:c="4"/>'''</text:p>
            <text:p text:style-name="P4"><text:s text:c="4"/>Приведенный под шапкой определения функции или класса текст рассматривается</text:p>
            <text:p text:style-name="P4"><text:s text:c="4"/>как комментарий и будет сохранен в переменной __doc__.</text:p>
            <text:p text:style-name="P4"><text:s text:c="4"/>'''</text:p>
            <text:p text:style-name="P4"><text:s text:c="4"/></text:p>
            <text:p text:style-name="P4"><text:s text:c="4"/>def <text:span text:style-name="T1">msingle</text:span>():</text:p>
            <text:p text:style-name="P4"><text:s text:c="8"/>'Многострочный комментарий (первая строка)'</text:p>
            <text:p text:style-name="P4"><text:s text:c="8"/>'Вторая строка не попадет в документацию'</text:p>
            <text:p text:style-name="P4"><text:s text:c="8"/>pas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Функция help</text:p>
          </draw:text-box>
        </draw:frame>
        <draw:frame presentation:style-name="pr6" draw:text-style-name="P1" draw:layer="layout" svg:width="25.191cm" svg:height="3.936cm" svg:x="1.399cm" svg:y="3.684cm" presentation:class="outline" presentation:user-transformed="true">
          <draw:text-box>
            <text:list text:style-name="L2">
              <text:list-item>
                <text:p>help(obj) – выводит описание существующего объекта (obj.__doc__)</text:p>
              </text:list-item>
              <text:list-item>
                <text:p>help("objname") – выводит описание объекта по имени</text:p>
              </text:list-item>
              <text:list-item>
                <text:p>help() - интерактивная справка</text:p>
              </text:list-item>
            </text:list>
          </draw:text-box>
        </draw:frame>
        <draw:frame presentation:style-name="pr6" draw:text-style-name="P1" draw:layer="layout" svg:width="25.191cm" svg:height="5.08cm" svg:x="1.27cm" svg:y="9.52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help(</text:span>"".replace)</text:p>
              </text:list-item>
              <text:list-item>
                <text:p>help(float)</text:p>
              </text:list-item>
              <text:list-item>
                <text:p text:style-name="P6"><text:span text:style-name="T2">Help(</text:span>"+")</text:p>
              </text:list-item>
              <text:list-item>
                <text:p text:style-name="P6">help(None)</text:p>
              </text:list-item>
              <text:list-item>
                <text:p text:style-name="P6">help(help(help))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>
          <draw:text-box>
            <text:p>PyDoc</text:p>
          </draw:text-box>
        </draw:frame>
        <draw:frame presentation:style-name="pr6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python -m pydoc -g, pydoc</text:p>
              </text:list-item>
              <text:list-item>
                <text:p>pydoc module (вывод описания в консоли)</text:p>
              </text:list-item>
              <text:list-item>
                <text:p>pydoc -b module (запуск web сервера с документацией)</text:p>
              </text:list-item>
              <text:list-item>
                <text:p>pydoc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8" draw:text-style-name="P2" draw:layer="layout" svg:width="25.191cm" svg:height="9.133cm" svg:x="1.399cm" svg:y="3.684cm" presentation:class="subtitle" presentation:user-transformed="true">
          <draw:text-box>
            <text:p>Тестирова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Цели тестирования</text:p>
          </draw:text-box>
        </draw:frame>
        <draw:frame presentation:style-name="pr6" draw:text-style-name="P1" draw:layer="layout" svg:width="25.191cm" svg:height="5.841cm" svg:x="1.399cm" svg:y="3.684cm" presentation:class="outline" presentation:user-transformed="true">
          <draw:text-box>
            <text:list text:style-name="L2">
              <text:list-item>
                <text:p>Для проверки соответствия требованиям (качество)</text:p>
              </text:list-item>
              <text:list-item>
                <text:p>Для обнаружение проблем на более ранних этапах разработки</text:p>
              </text:list-item>
              <text:list-item>
                <text:p>Обнаружение вариантов использования, которые не были предусмотрены</text:p>
              </text:list-item>
              <text:list-item>
                <text:p>Тесты как требования (TDD - Test Driven Development)</text:p>
              </text:list-item>
              <text:list-item>
                <text:p>Тесты как примеры использования (обучение)</text:p>
              </text:list-item>
            </text:list>
          </draw:text-box>
        </draw:frame>
        <draw:frame draw:style-name="gr4" draw:text-style-name="P8" draw:layer="layout" svg:width="25.4cm" svg:height="0.962cm" svg:x="1.27cm" svg:y="11.43cm">
          <draw:text-box>
            <text:p text:style-name="P7">Не тестированный код не работает!!!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Виды тестирования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>Проверки в коде (asserts, __debug__, python -O)</text:p>
              </text:list-item>
              <text:list-item>
                <text:p>Unit-тестирование</text:p>
              </text:list-item>
              <text:list-item>
                <text:p>Регрессионные тесты</text:p>
              </text:list-item>
              <text:list-item>
                <text:p>Интеграционные тесты</text:p>
              </text:list-item>
              <text:list-item>
                <text:p>Нагрузочное тестирование</text:p>
              </text:list-item>
              <text:list-item>
                <text:p>Стрессовое тестирование</text:p>
              </text:list-item>
              <text:list-item>
                <text:p>Тестирование надежности</text:p>
              </text:list-item>
              <text:list-item>
                <text:p>Usability тестирование 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Unit-тесты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>Тестируют каждый "кирпичик" независимо</text:p>
              </text:list-item>
              <text:list-item>
                <text:p>Автоматические тесты</text:p>
              </text:list-item>
              <text:list-item>
                <text:p>Можно написать свой тест для каждой функции, класса, метода</text:p>
              </text:list-item>
              <text:list-item>
                <text:p>Тестовый код лучше помещать в отдельный файл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Средства для написания unit-тестов</text:p>
          </draw:text-box>
        </draw:frame>
        <draw:frame presentation:style-name="pr6" draw:text-style-name="P1" draw:layer="layout" svg:width="12.571cm" svg:height="10.286cm" svg:x="1.399cm" svg:y="3.684cm" presentation:class="outline" presentation:user-transformed="true">
          <draw:text-box>
            <text:list text:style-name="L2">
              <text:list-item>
                <text:p>Питон модуль unittest</text:p>
              </text:list-item>
              <text:list-item>
                <text:p>Питон модуль coverage</text:p>
              </text:list-item>
              <text:list-item>
                <text:p>python -m unittest discover</text:p>
              </text:list-item>
              <text:list-item>
                <text:p>python -m coverage report</text:p>
                <text:p/>
              </text:list-item>
            </text:list>
          </draw:text-box>
        </draw:frame>
        <draw:frame draw:style-name="gr5" draw:text-style-name="P8" draw:layer="layout" svg:width="11.43cm" svg:height="6.985cm" svg:x="14.605cm" svg:y="3.81cm">
          <draw:text-box>
            <text:p>import unittest </text:p>
            <text:p/>
            <text:p>class MyTestCase(unittest.Testcase):</text:p>
            <text:p><text:tab/>def test_name1():</text:p>
            <text:p><text:tab/><text:tab/>…</text:p>
            <text:p><text:tab/>def test_name2():</text:p>
            <text:p><text:tab/><text:tab/>…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Проверки</text:p>
          </draw:text-box>
        </draw:frame>
        <draw:frame presentation:style-name="pr6" draw:text-style-name="P1" draw:layer="layout" svg:width="12.571cm" svg:height="10.16cm" svg:x="1.399cm" svg:y="3.81cm" presentation:class="outline" presentation:user-transformed="true">
          <draw:text-box>
            <text:list text:style-name="L2">
              <text:list-item>
                <text:p>assertEqual</text:p>
              </text:list-item>
              <text:list-item>
                <text:p>assertAlmostEqual</text:p>
              </text:list-item>
              <text:list-item>
                <text:p>assertTrue</text:p>
              </text:list-item>
              <text:list-item>
                <text:p>assertFalse</text:p>
              </text:list-item>
              <text:list-item>
                <text:p>assertListEqual</text:p>
              </text:list-item>
              <text:list-item>
                <text:p>assertDictEqual</text:p>
              </text:list-item>
              <text:list-item>
                <text:p>assertIs</text:p>
              </text:list-item>
              <text:list-item>
                <text:p>assertIsNone</text:p>
              </text:list-item>
              <text:list-item>
                <text:p>assertIsNot</text:p>
              </text:list-item>
            </text:list>
          </draw:text-box>
        </draw:frame>
        <draw:frame draw:style-name="gr6" draw:text-style-name="P8" draw:layer="layout" svg:width="11.43cm" svg:height="5.172cm" svg:x="15.24cm" svg:y="3.81cm">
          <draw:text-box>
            <text:p>class PointTestCase(unittest.TestCase):</text:p>
            <text:p><text:tab/>def test_create(self):</text:p>
            <text:p><text:tab/><text:tab/>pt = Point(10.1, 20.2)</text:p>
            <text:p><text:tab/><text:tab/>self.assertEqual(pt[0], 10.1)</text:p>
            <text:p><text:tab/><text:tab/>self.assertEqual(pt[1], 20.2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>
          <draw:text-box>
            <text:p>Практический пример</text:p>
          </draw:text-box>
        </draw:frame>
        <draw:frame presentation:style-name="pr9" draw:text-style-name="P10" draw:layer="layout" svg:width="25.191cm" svg:height="9.133cm" svg:x="1.399cm" svg:y="3.684cm">
          <draw:text-box>
            <text:list text:style-name="L1">
              <text:list-header>
                <text:p text:style-name="P9">Написание unit-тестов для классов типов проекта sphereplo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1cm" svg:height="12.19cm" svg:x="1.399cm" svg:y="0.627cm" presentation:class="subtitle">
          <draw:text-box>
            <text:p>Профилирование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Профилирование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Профилирование – это сбор характеристик работы программы</text:p>
                <text:list>
                  <text:list-item>
                    <text:p>Время выполнения</text:p>
                  </text:list-item>
                  <text:list-item>
                    <text:p>Количество вызовов функций</text:p>
                  </text:list-item>
                  <text:list-item>
                    <text:p>Количество используемой памяти</text:p>
                  </text:list-item>
                  <text:list-item>
                    <text:p/>
                  </text:list-item>
                </text:list>
              </text:list-item>
              <text:list-item>
                <text:p>Цели профилирования:</text:p>
                <text:list>
                  <text:list-item>
                    <text:p>Поиск проблемных мест в плане производительности и используемой памяти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Пакет timeit</text:p>
          </draw:text-box>
        </draw:frame>
        <draw:frame presentation:style-name="pr6" draw:layer="layout" svg:width="10.666cm" svg:height="9.133cm" svg:x="1.399cm" svg:y="3.684cm" presentation:class="outline" presentation:user-transformed="true">
          <draw:text-box>
            <text:list text:style-name="L2">
              <text:list-item>
                <text:p>Способы использования</text:p>
                <text:list>
                  <text:list-item>
                    <text:p>Внутри кода</text:p>
                  </text:list-item>
                  <text:list-item>
                    <text:p>В командной строке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4.605cm" svg:height="2.36cm" svg:x="12.7cm" svg:y="3.81cm">
          <draw:text-box>
            <text:p>import timeit</text:p>
            <text:p>tm = timeit.timeit("for x in range(100)",</text:p>
            <text:p><text:tab/> <text:s text:c="14"/>number = 100)</text:p>
          </draw:text-box>
        </draw:frame>
        <draw:frame draw:style-name="gr8" draw:text-style-name="P12" draw:layer="layout" svg:width="14.605cm" svg:height="1.657cm" svg:x="12.7cm" svg:y="7.165cm">
          <draw:text-box>
            <text:p>python -m timeit -n 10 -r 5 -s \</text:p>
            <text:p><text:tab/>"sum = 0" "for x in range(100): sum += x"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Пакет cProfile</text:p>
          </draw:text-box>
        </draw:frame>
        <draw:frame presentation:style-name="pr6" draw:layer="layout" svg:width="25.191cm" svg:height="8.381cm" svg:x="1.399cm" svg:y="3.684cm" presentation:class="outline" presentation:user-transformed="true">
          <draw:text-box>
            <text:list text:style-name="L2">
              <text:list-item>
                <text:p>Запуск из командной строки</text:p>
                <text:list>
                  <text:list-item>
                    <text:p>python -m cProfile main.py</text:p>
                  </text:list-item>
                </text:list>
              </text:list-item>
              <text:list-item>
                <text:p>Запуск в коде</text:p>
                <text:list>
                  <text:list-item>
                    <text:p>import cprofile</text:p>
                  </text:list-item>
                  <text:list-item>
                    <text:p>if __name__ == '__main__': cProfile.run('main()')</text:p>
                  </text:list-item>
                </text:list>
              </text:list-item>
              <text:list-item>
                <text:p>Практический пример: <text:s/>ex.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8" draw:text-style-name="P2" draw:layer="layout" svg:width="25.191cm" svg:height="9.133cm" svg:x="1.399cm" svg:y="3.684cm" presentation:class="subtitle" presentation:user-transformed="true">
          <draw:text-box>
            <text:p>Версионирова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GIT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>Файл</text:p>
              </text:list-item>
              <text:list-item>
                <text:p>Коммит (идентифицируется хэшом коммита)</text:p>
              </text:list-item>
              <text:list-item>
                <text:p>Репозиторий (локальный, удаленный)</text:p>
              </text:list-item>
              <text:list-item>
                <text:p>Ветка (branch)</text:p>
              </text:list-item>
              <text:list-item>
                <text:p>Тэг (tag)</text:p>
              </text:list-item>
              <text:list-item>
                <text:p>Индекс (staging are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>
          <draw:text-box>
            <text:p>Команды GIT</text:p>
          </draw:text-box>
        </draw:frame>
        <draw:frame presentation:style-name="pr6" draw:text-style-name="P1" draw:layer="layout" svg:width="12.293cm" svg:height="9.651cm" svg:x="1.399cm" svg:y="3.684cm" presentation:class="outline" presentation:user-transformed="true">
          <draw:text-box>
            <text:list text:style-name="L2">
              <text:list-item>
                <text:p>Конфигурация</text:p>
                <text:list>
                  <text:list-item>
                    <text:p>git config</text:p>
                  </text:list-item>
                </text:list>
              </text:list-item>
              <text:list-item>
                <text:p>Создание репозитория</text:p>
                <text:list>
                  <text:list-item>
                    <text:p>git init</text:p>
                  </text:list-item>
                  <text:list-item>
                    <text:p>git clone</text:p>
                  </text:list-item>
                </text:list>
              </text:list-item>
              <text:list-item>
                <text:p>Текущее состояние репозитория</text:p>
                <text:list>
                  <text:list-item>
                    <text:p>git status</text:p>
                  </text:list-item>
                  <text:list-item>
                    <text:p>git diff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293cm" svg:height="9.016cm" svg:x="14.308cm" svg:y="3.684cm" presentation:class="outline" presentation:user-transformed="true">
          <draw:text-box>
            <text:list text:style-name="L2">
              <text:list-item>
                <text:p text:style-name="P6">Внесение изменений:</text:p>
                <text:list>
                  <text:list-item>
                    <text:p>git add &lt;file&gt;</text:p>
                  </text:list-item>
                  <text:list-item>
                    <text:p>git commit</text:p>
                  </text:list-item>
                </text:list>
              </text:list-item>
              <text:list-item>
                <text:p>Просмотр истории коммитов</text:p>
                <text:list>
                  <text:list-item>
                    <text:p>git log</text:p>
                  </text:list-item>
                </text:list>
              </text:list-item>
              <text:list-item>
                <text:p>Загрузка коммитов из удал. реп.</text:p>
                <text:list>
                  <text:list-item>
                    <text:p>git pull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3.495cm" svg:height="0.962cm" svg:x="1.905cm" svg:y="13.97cm">
          <draw:text-box>
            <text:p text:style-name="P7">https://training.github.com/downloads/ru/github-git-cheat-sheet/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ithub.com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item>
                <text:p>Платформа для коллективной разработки:</text:p>
                <text:list>
                  <text:list-item>
                    <text:p>Общий репозиторий кода и документации проекта</text:p>
                  </text:list-item>
                  <text:list-item>
                    <text:p>Bug и Issue треккинг</text:p>
                  </text:list-item>
                  <text:list-item>
                    <text:p>Wiki проекта</text:p>
                  </text:list-item>
                  <text:list-item>
                    <text:p>Средства Continuous Integration (GitHub Actions)</text:p>
                  </text:list-item>
                  <text:list-item>
                    <text:p>Средства для публикации сайта проекта в Интернет (GitHub Pages)</text:p>
                  </text:list-item>
                  <text:list-item>
                    <text:p>Средства для редактирования кода onlin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osevka Regular" svg:font-family="'Iosevka Regular'" style:font-pitch="variable"/>
    <style:font-face style:name="Iosevka Regular1" svg:font-family="'Iosevka Regular'" style:font-adornments="Regular" style:font-pitch="variable"/>
    <style:font-face style:name="Iosevka Term" svg:font-family="'Iosevka Term'" style:font-pitch="variable"/>
    <style:font-face style:name="Iosevka Term1" svg:font-family="'Iosevka Term'"/>
    <style:font-face style:name="Iosevka Term2" svg:font-family="'Iosevka Term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Iosevka Term2" fo:font-family="'Iosevka Term'" style:font-style-name="Regular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Iosevka Regular1" fo:font-family="'Iosevka Regular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Iosevka Regular1" fo:font-family="'Iosevka Regular'" style:font-style-name="Regular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Iosevka Regular1" fo:font-family="'Iosevka Regular'" style:font-style-name="Regular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full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4T08:10:20.615060652</meta:creation-date>
    <dc:date>2023-11-27T16:47:47.520425453</dc:date>
    <meta:editing-duration>PT5H18M44S</meta:editing-duration>
    <meta:editing-cycles>112</meta:editing-cycles>
    <meta:generator>LibreOffice/7.3.7.2$Linux_X86_64 LibreOffice_project/30$Build-2</meta:generator>
    <meta:document-statistic meta:object-count="129"/>
  </office:meta>
</office:document-meta>
</file>